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fill="solid" draw:fill-color="#999999" draw:textarea-horizontal-align="justify" draw:textarea-vertical-align="middle" draw:auto-grow-height="false"/>
    </style:style>
    <style:style style:name="gr3" style:family="graphic" style:parent-style-name="standard">
      <style:graphic-properties draw:stroke="none" svg:stroke-color="#000000" draw:fill="none" draw:fill-color="#ffffff" fo:min-height="3.175cm"/>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fo:min-height="0.635cm"/>
    </style:style>
    <style:style style:name="gr7" style:family="graphic" style:parent-style-name="standard">
      <style:graphic-properties draw:stroke="none" svg:stroke-color="#000000" draw:fill="none" draw:fill-color="#ffffff" fo:min-height="1.27cm"/>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2.5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54pt" fo:text-shadow="1pt 1pt" style:font-size-asian="54pt" style:font-size-complex="54pt"/>
    </style:style>
    <style:style style:name="T1" style:family="text">
      <style:text-properties fo:font-size="14pt" style:font-size-asian="14pt" style:font-size-complex="14pt"/>
    </style:style>
    <style:style style:name="T2" style:family="text">
      <style:text-properties fo:font-size="54pt" fo:text-shadow="1pt 1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4.13cm" svg:height="18.415cm" svg:x="1.635cm" svg:y="1.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4.13cm" svg:height="3.175cm" svg:x="1.635cm" svg:y="1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8.255cm" svg:height="3.425cm" svg:x="13.065cm" svg:y="6.08cm">
          <draw:text-box>
            <text:p>Background picture</text:p>
          </draw:text-box>
        </draw:frame>
        <draw:frame draw:style-name="gr4" draw:layer="layout" svg:width="8.255cm" svg:height="2.155cm" svg:x="6.715cm" svg:y="14.085cm">
          <draw:text-box>
            <text:p>Interactive Banner with Videos</text:p>
          </draw:text-box>
        </draw:frame>
        <draw:custom-shape draw:style-name="gr5" draw:text-style-name="P1" draw:layer="layout" svg:width="5.08cm" svg:height="1.905cm" svg:x="2.905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5.08cm" svg:height="1.905cm" svg:x="8.62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5.08cm" svg:height="1.905cm" svg:x="14.97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4.445cm" svg:height="0.885cm" svg:x="3.54cm" svg:y="8.62cm">
          <draw:text-box>
            <text:p text:style-name="P2"><text:span text:style-name="T1">Human Impacts</text:span></text:p>
          </draw:text-box>
        </draw:frame>
        <draw:frame draw:style-name="gr6" draw:text-style-name="P2" draw:layer="layout" svg:width="4.445cm" svg:height="0.885cm" svg:x="9.89cm" svg:y="9.89cm">
          <draw:text-box>
            <text:p text:style-name="P2"><text:span text:style-name="T1">Land Use</text:span></text:p>
          </draw:text-box>
        </draw:frame>
        <draw:frame draw:style-name="gr7" draw:text-style-name="P2" draw:layer="layout" svg:width="4.445cm" svg:height="1.52cm" svg:x="15.605cm" svg:y="10.91cm">
          <draw:text-box>
            <text:p text:style-name="P2"><text:span text:style-name="T1">Natural Disasters</text:span></text:p>
          </draw:text-box>
        </draw:frame>
        <draw:custom-shape draw:style-name="gr8" draw:text-style-name="P1" draw:layer="layout" svg:width="8.89cm" svg:height="3.81cm" svg:x="2.905cm" svg:y="2.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3" draw:layer="layout" svg:width="5.715cm" svg:height="2.79cm" svg:x="4.81cm" svg:y="2.905cm">
          <draw:text-box>
            <text:p text:style-name="P3"><text:span text:style-name="T2">Lan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rkstation </meta:initial-creator>
    <meta:creation-date>2011-05-12T21:12:30</meta:creation-date>
    <dc:date>2011-05-12T21:25:58</dc:date>
    <dc:creator>Workstation </dc:creator>
    <meta:editing-duration>PT00H13M29S</meta:editing-duration>
    <meta:editing-cycles>1</meta:editing-cycles>
    <meta:document-statistic meta:object-count="12"/>
    <meta:generator>OpenOffice.org/3.2$Linux OpenOffice.org_project/320m12$Build-9483</meta:generator>
  </office:meta>
</office:document-meta>
</file>